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.79pt"/>
    </style:style>
    <style:style style:name="co2" style:family="table-column">
      <style:table-column-properties fo:break-before="auto" style:column-width="14.2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20.61pt"/>
    </style:style>
    <style:style style:name="co5" style:family="table-column">
      <style:table-column-properties fo:break-before="auto" style:column-width="56.3pt"/>
    </style:style>
    <style:style style:name="co6" style:family="table-column">
      <style:table-column-properties fo:break-before="auto" style:column-width="60.35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1.2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roxima Nova" fo:font-size="6pt" fo:font-style="normal" fo:text-shadow="none" style:text-underline-style="none" fo:font-weight="bold" style:font-size-asian="6pt" style:font-style-asian="normal" style:font-weight-asian="bold" style:font-name-complex="Proxima Nova" style:font-size-complex="6pt" style:font-style-complex="normal" style:font-weight-complex="bold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3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4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5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7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bold" style:font-size-asian="6pt" style:font-style-asian="normal" style:font-weight-asian="bold" style:font-name-complex="Proxima Nova" style:font-size-complex="6pt" style:font-style-complex="normal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bold" style:font-size-asian="6pt" style:font-style-asian="normal" style:font-weight-asian="bold" style:font-name-complex="Proxima Nova" style:font-size-complex="6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3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4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5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6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7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Header H1</text:p>
          </table:table-cell>
          <table:covered-table-cell table:number-columns-repeated="2" table:style-name="ce8"/>
          <table:covered-table-cell table:style-name="ce11"/>
          <table:table-cell table:style-name="ce18"/>
          <table:table-cell table:style-name="ce1" office:value-type="string" calcext:value-type="string" table:number-columns-spanned="4" table:number-rows-spanned="1">
            <text:p>Header H2</text:p>
          </table:table-cell>
          <table:covered-table-cell table:number-columns-repeated="2" table:style-name="ce8"/>
          <table:covered-table-cell table:style-name="ce11"/>
          <table:table-cell table:number-columns-repeated="1015"/>
        </table:table-row>
        <table:table-row table:style-name="ro1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style-name="ce18"/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2"/>
          <table:table-cell table:style-name="ce18"/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3" office:value-type="string" calcext:value-type="string">
            <text:p>USER_1_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USER_1_2</text:p>
          </table:table-cell>
          <table:table-cell table:style-name="ce18"/>
          <table:table-cell table:style-name="ce3" office:value-type="string" calcext:value-type="string">
            <text:p>USER_2_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USER_2_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PI_1_CS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USER_1_4</text:p>
          </table:table-cell>
          <table:table-cell table:style-name="ce18"/>
          <table:table-cell table:style-name="ce4" office:value-type="string" calcext:value-type="string">
            <text:p>SPI_2_CS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USER_2_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I_1_CS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SPI_1_MOSI</text:p>
          </table:table-cell>
          <table:table-cell table:style-name="ce18"/>
          <table:table-cell table:style-name="ce5" office:value-type="string" calcext:value-type="string">
            <text:p>SPI_2_CS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SPI_2_MOS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I_1_CLK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SPI_1_MISO</text:p>
          </table:table-cell>
          <table:table-cell table:style-name="ce18"/>
          <table:table-cell table:style-name="ce5" office:value-type="string" calcext:value-type="string">
            <text:p>SPI_2_CLK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SPI_2_MISO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1_TX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5" office:value-type="string" calcext:value-type="string">
            <text:p>UART_1_CTS</text:p>
          </table:table-cell>
          <table:table-cell table:style-name="ce18"/>
          <table:table-cell table:style-name="ce5" office:value-type="string" calcext:value-type="string">
            <text:p>UART_2_TX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5" office:value-type="string" calcext:value-type="string">
            <text:p>UART_2_CT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1_RX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5" office:value-type="string" calcext:value-type="string">
            <text:p>UART_1_RST</text:p>
          </table:table-cell>
          <table:table-cell table:style-name="ce18"/>
          <table:table-cell table:style-name="ce5" office:value-type="string" calcext:value-type="string">
            <text:p>UART_2_RX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5" office:value-type="string" calcext:value-type="string">
            <text:p>UART_2_RST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RCS_1_TX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15" office:value-type="string" calcext:value-type="string">
            <text:p>UART_RCS_1_CTS</text:p>
          </table:table-cell>
          <table:table-cell table:style-name="ce18"/>
          <table:table-cell table:style-name="ce5" office:value-type="string" calcext:value-type="string">
            <text:p>UART_RCS_2_TX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15" office:value-type="string" calcext:value-type="string">
            <text:p>UART_RCS_2_CT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RCS_1_RX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5" office:value-type="string" calcext:value-type="string">
            <text:p>UART_RCS_1_RST</text:p>
          </table:table-cell>
          <table:table-cell table:style-name="ce18"/>
          <table:table-cell table:style-name="ce5" office:value-type="string" calcext:value-type="string">
            <text:p>UART_RCS_2_RX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5" office:value-type="string" calcext:value-type="string">
            <text:p>UART_RCS_2_RST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2C_1_SCL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I2C_1_SDA</text:p>
          </table:table-cell>
          <table:table-cell table:style-name="ce18"/>
          <table:table-cell table:style-name="ce5" office:value-type="string" calcext:value-type="string">
            <text:p>I2C_2_SCL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I2C_2_SDA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N_1_H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4" office:value-type="string" calcext:value-type="string">
            <text:p>CAN_1_L</text:p>
          </table:table-cell>
          <table:table-cell table:style-name="ce18"/>
          <table:table-cell table:style-name="ce5" office:value-type="string" calcext:value-type="string">
            <text:p>CAN_2_H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4" office:value-type="string" calcext:value-type="string">
            <text:p>CAN_2_L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LO_SYNC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GLO_FAULT</text:p>
          </table:table-cell>
          <table:table-cell table:style-name="ce18"/>
          <table:table-cell table:style-name="ce7" office:value-type="string" calcext:value-type="string">
            <text:p>SUP_5V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16" office:value-type="string" calcext:value-type="string">
            <text:p>SUP_5V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PU_WD_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5" office:value-type="string" calcext:value-type="string">
            <text:p>CPU_WD_2</text:p>
          </table:table-cell>
          <table:table-cell table:style-name="ce18"/>
          <table:table-cell table:style-name="ce7" office:value-type="string" calcext:value-type="string">
            <text:p>SUP_3V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6" office:value-type="string" calcext:value-type="string">
            <text:p>SUP_3V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15" office:value-type="string" calcext:value-type="string">
            <text:p>CPU_MODE</text:p>
          </table:table-cell>
          <table:table-cell table:style-name="ce18"/>
          <table:table-cell table:style-name="ce7" office:value-type="string" calcext:value-type="string">
            <text:p>GND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16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UP_3V3_REF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SUP_5V_REF</text:p>
          </table:table-cell>
          <table:table-cell table:style-name="ce18"/>
          <table:table-cell table:style-name="ce7" office:value-type="string" calcext:value-type="string">
            <text:p>AGND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6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GND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16" office:value-type="string" calcext:value-type="string">
            <text:p>GND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LO_KS_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4" office:value-type="string" calcext:value-type="string">
            <text:p>GLO_KS_2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17" office:value-type="string" calcext:value-type="string">
            <text:p>-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3_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3" office:value-type="string" calcext:value-type="string">
            <text:p>USER_3_2</text:p>
          </table:table-cell>
          <table:table-cell table:style-name="ce18"/>
          <table:table-cell table:style-name="ce3" office:value-type="string" calcext:value-type="string">
            <text:p>USER_4_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3" office:value-type="string" calcext:value-type="string">
            <text:p>USER_4_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3_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string" calcext:value-type="string">
            <text:p>USER_3_4</text:p>
          </table:table-cell>
          <table:table-cell table:style-name="ce18"/>
          <table:table-cell table:style-name="ce3" office:value-type="string" calcext:value-type="string">
            <text:p>USER_4_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string" calcext:value-type="string">
            <text:p>USER_4_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5_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3" office:value-type="string" calcext:value-type="string">
            <text:p>USER_5_2</text:p>
          </table:table-cell>
          <table:table-cell table:style-name="ce18"/>
          <table:table-cell table:style-name="ce3" office:value-type="string" calcext:value-type="string">
            <text:p>USER_6_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3" office:value-type="string" calcext:value-type="string">
            <text:p>USER_6_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5_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string" calcext:value-type="string">
            <text:p>USER_5_4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2"/>
          <table:table-cell table:style-name="ce18"/>
          <table:table-cell table:style-name="ce3" office:value-type="string" calcext:value-type="string">
            <text:p>USER_6_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3" office:value-type="string" calcext:value-type="string">
            <text:p>USER_6_4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12"/>
          <table:table-cell table:style-name="ce18"/>
          <table:table-cell table:style-name="ce2"/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2"/>
          <table:table-cell table:style-name="ce18"/>
          <table: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2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LibreOfficeDev/6.0.5.2$Linux_X86_64 LibreOffice_project/</meta:generator>
  </office:meta>
</office:document-meta>
</file>